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une Rise" svg:font-family="'Dune Ris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Dune Rise"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style:font-size-asian="13.3000001907349pt" style:font-size-complex="13.3000001907349pt"/>
    </style:style>
    <style:style style:name="P4" style:family="paragraph" style:parent-style-name="Text_20_body">
      <style:paragraph-properties fo:text-align="justify" style:justify-single-word="false"/>
      <style:text-properties fo:font-size="10pt" style:font-size-asian="13.3000001907349pt" style:font-size-complex="13.3000001907349pt"/>
    </style:style>
    <style:style style:name="P5" style:family="paragraph" style:parent-style-name="Standard">
      <style:paragraph-properties fo:text-align="start" style:justify-single-word="false"/>
      <style:text-properties fo:font-size="10pt"/>
    </style:style>
    <style:style style:name="P6" style:family="paragraph" style:parent-style-name="Standard">
      <style:paragraph-properties fo:text-align="start"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style>
    <style:style style:name="P8" style:family="paragraph" style:parent-style-name="Text_20_body">
      <style:paragraph-properties fo:text-align="justify" style:justify-single-word="false"/>
      <style:text-properties fo:color="#000000" loext:opacity="100%" fo:font-size="10pt" fo:font-weight="normal" style:font-size-asian="13.3000001907349pt" style:font-weight-asian="normal" style:font-size-complex="13.3000001907349pt" style:font-weight-complex="normal"/>
    </style:style>
    <style:style style:name="P9" style:family="paragraph" style:parent-style-name="Heading_20_4">
      <style:text-properties fo:font-size="9.30000019073486pt" fo:font-style="normal" style:font-size-asian="13.3000001907349pt" style:font-style-asian="normal" style:font-size-complex="13.3000001907349pt" style:font-style-complex="normal"/>
    </style:style>
    <style:style style:name="P10" style:family="paragraph" style:parent-style-name="Heading_20_4">
      <style:text-properties fo:font-size="11.3000001907349pt" style:font-size-asian="13.3000001907349pt" style:font-size-complex="13.3000001907349pt"/>
    </style:style>
    <style:style style:name="P11" style:family="paragraph" style:parent-style-name="Standard" style:list-style-name="L1">
      <style:paragraph-properties fo:text-align="justify" style:justify-single-word="false"/>
      <style:text-properties fo:font-size="10pt"/>
    </style:style>
    <style:style style:name="P12" style:family="paragraph" style:parent-style-name="Standard" style:list-style-name="L2">
      <style:paragraph-properties fo:text-align="justify" style:justify-single-word="false"/>
      <style:text-properties fo:font-size="10pt" style:font-size-asian="13.3000001907349pt" style:font-size-complex="13.3000001907349pt"/>
    </style:style>
    <style:style style:name="P13" style:family="paragraph" style:parent-style-name="Standard" style:list-style-name="L3">
      <style:paragraph-properties fo:text-align="justify" style:justify-single-word="false"/>
      <style:text-properties fo:font-size="10pt" style:font-size-asian="13.3000001907349pt" style:font-size-complex="13.3000001907349pt"/>
    </style:style>
    <style:style style:name="P14" style:family="paragraph" style:parent-style-name="Standard" style:list-style-name="L4">
      <style:paragraph-properties fo:text-align="justify" style:justify-single-word="false"/>
      <style:text-properties fo:font-size="10pt" style:font-size-asian="13.3000001907349pt" style:font-size-complex="13.3000001907349pt"/>
    </style:style>
    <style:style style:name="P15" style:family="paragraph" style:parent-style-name="Standard" style:list-style-name="L4">
      <style:paragraph-properties fo:text-align="start" style:justify-single-word="false"/>
      <style:text-properties fo:font-size="10pt" style:font-size-asian="13.3000001907349pt" style:font-size-complex="13.3000001907349pt"/>
    </style:style>
    <style:style style:name="P16" style:family="paragraph" style:parent-style-name="Standard">
      <style:paragraph-properties fo:text-align="justify" style:justify-single-word="false"/>
      <style:text-properties fo:color="#ffffff" loext:opacity="100%" fo:font-size="10pt" fo:font-weight="normal" style:font-size-asian="13.3000001907349pt" style:font-weight-asian="normal" style:font-size-complex="13.3000001907349pt" style:font-weight-complex="normal"/>
    </style:style>
    <style:style style:name="T1" style:family="text">
      <style:text-properties fo:font-weight="bold" style:font-weight-asian="bold" style:font-weight-complex="bold"/>
    </style:style>
    <style:style style:name="T2" style:family="text">
      <style:text-properties style:font-name="DejaVu Sans Mono" fo:font-size="8pt"/>
    </style:style>
    <style:style style:name="T3" style:family="text">
      <style:text-properties style:font-name="DejaVu Sans Mono" fo:font-size="8pt" fo:font-weight="bold" style:font-size-asian="10pt" style:font-weight-asian="bold" style:font-size-complex="10pt" style:font-weight-complex="bold"/>
    </style:style>
    <style:style style:name="T4" style:family="text">
      <style:text-properties style:font-name="DejaVu Sans Mono" fo:font-size="8pt" fo:font-weight="bold" style:font-weight-asian="bold" style:font-weight-complex="bold"/>
    </style:style>
    <style:style style:name="T5" style:family="text">
      <style:text-properties style:font-name="DejaVu Sans Mono" fo:font-size="8pt" style:font-size-asian="10pt" style:font-size-complex="10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0pt" style:font-size-asian="13.3000001907349pt" style:font-size-complex="13.3000001907349pt"/>
    </style:style>
    <style:style style:name="T9" style:family="text">
      <style:text-properties fo:font-size="9.30000019073486pt" fo:font-style="italic" style:font-style-asian="italic" style:font-style-complex="italic"/>
    </style:style>
    <style:style style:name="T10" style:family="text">
      <style:text-properties fo:font-size="9.30000019073486pt" fo:font-style="normal"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his mini-expansion introduces two new game elements:</text:p>
      <text:list xml:id="list13930286" text:style-name="L1">
        <text:list-item>
          <text:p text:style-name="P11">Joining "subcommittees" gives players one-time benefits</text:p>
        </text:list-item>
        <text:list-item>
          <text:p text:style-name="P11">A stack of new cards that allow/trigger special actions or effects per turn</text:p>
        </text:list-item>
      </text:list>
      <text:h text:style-name="P9" text:outline-level="4">Game material</text:h>
      <text:p text:style-name="P2"><text:span text:style-name="T8">- </text:span><text:a xlink:type="simple" xlink:href="https://boardgamegeek.com/filepage/230587/arrakeen-scout-mode-card-conversion" text:style-name="Internet_20_link" text:visited-style-name="Visited_20_Internet_20_Link"><text:span text:style-name="T8">The 35 Cards from</text:span></text:a><text:a xlink:type="simple" xlink:href="https://boardgamegeek.com/filepage/230587/arrakeen-scout-mode-card-conversion" text:style-name="Internet_20_link" text:visited-style-name="Visited_20_Internet_20_Link"><text:span text:style-name="T8"> baktubak</text:span></text:a></text:p>
      <text:p text:style-name="P3">- A six-sided die (1D6)</text:p>
      <text:p text:style-name="P3">- The colored wooden cubes from the basic game</text:p>
      <text:h text:style-name="P9" text:outline-level="4">The new cards</text:h>
      <text:p text:style-name="P3"><text:span text:style-name="T9">Mission </text:span><text:span text:style-name="T10">cards: <text:tab/>Missions that can be fulfilled in the course of the <text:tab/><text:tab/>game.</text:span></text:p>
      <text:p text:style-name="P3"><text:span text:style-name="T9">Event </text:span><text:span text:style-name="T10">cards:<text:tab/>Events that affect all players, or open up more <text:tab/><text:tab/><text:tab/>courses of action for all players.</text:span></text:p>
      <text:p text:style-name="P3"><text:span text:style-name="T9">Auction </text:span><text:span text:style-name="T10">cards: <text:tab/>All players have the opportunity to acquire <text:tab/><text:tab/><text:tab/>things (resources, cards, the Mentat, influence) <text:tab/><text:tab/><text:tab/>in an auction. There are two types of </text:span><text:span text:style-name="T9">Auction</text:span><text:span text:style-name="T10"> <text:tab/><text:tab/><text:tab/>cards, "high-yield" (2 and more "things" can be <text:tab/><text:tab/>purchased) and "low-yield" (only one "thing" <text:tab/><text:tab/><text:tab/>can be purchased) </text:span><text:span text:style-name="T9">Auction</text:span><text:span text:style-name="T10"> cards.</text:span></text:p>
      <text:p text:style-name="P3"><text:span text:style-name="T9">Sale </text:span><text:span text:style-name="T10">cards: <text:s text:c="4"/><text:tab/>All players can buy the offered goods once.</text:span></text:p>
      <text:h text:style-name="P9" text:outline-level="4">Bidding on <text:span text:style-name="T6">Auction</text:span> cards</text:h>
      <text:p text:style-name="P3">All players take their supply of the required resources (depending on the card text) into their hands under the table. The players now take only the amount of the resource in their right hand that they want to bid in the auction. On a command, all players now simultaneously pull their right hands out from under the table and show the amount of resources they bid. Otherwise, the cards are dealt as described on the card.</text:p>
      <text:h text:style-name="P9" text:outline-level="4"><text:span text:style-name="T6">Event card</text:span> „Covert Operations“</text:h>
      <text:p text:style-name="P16">Players take turns (in regular order) to select one of the "Covert Operations" from the map. Players mark the selected „Covert Operation“ with their colored die. As soon as an effect has been dealt with, the corresponding cube is removed again.</text:p>
      <text:h text:style-name="P9" text:outline-level="4">„Subcommittees“ card</text:h>
      <text:p text:style-name="P8">Players who take a seat in the "High Council" choose a subcommittee ("Appropriations", "Development," "Intelligence", ...) from the map, mark this subcommittee with one of their colored dice and can then perform the indicated effect once.</text:p>
      <text:h text:style-name="P9" text:outline-level="4">Determining a „<text:span text:style-name="T6">50% Chance“</text:span></text:h>
      <text:p text:style-name="P8">In order to incorporate a random element into the structure and gameplay, which is simulated by the app in the "digital version", this manual repeatedly triggers things depending on a 50% chance. This is determined by the roll of a D6: <text:s/>A dice result of 1-3 is considered "triggered", 4-6 is considered "not triggered".</text:p>
      <text:h text:style-name="P10" text:outline-level="4"><text:span text:style-name="T1">Setup</text:span> </text:h>
      <text:p text:style-name="P3">In each game, a specific set of 3 <text:span text:style-name="T6">Mission</text:span>, 4 <text:span text:style-name="T6">Event</text:span>, 1-2 <text:span text:style-name="T6">Auction</text:span>, and 1 <text:span text:style-name="T6">Sale</text:span> cards is used to guarantee that certain types of cards come into play at fixed times.</text:p>
      <text:p text:style-name="P3"/>
      <text:p text:style-name="P3"><text:span text:style-name="T6">Auction</text:span> cards are the only cards whose number and position in the deck is variable, so several possible positions for them are given in the following list.</text:p>
      <text:p text:style-name="P3">The cards are stacked as follows (the top cards of the list at the top of the stack, and so on), with all cards face down.</text:p>
      <text:p text:style-name="P3"/>
      <text:list xml:id="list1475254579" text:style-name="L2">
        <text:list-item>
          <text:p text:style-name="P12">3 <text:span text:style-name="T6">Mission</text:span><text:span text:style-name="T7"> cards</text:span></text:p>
        </text:list-item>
        <text:list-item>
          <text:p text:style-name="P12">2 <text:span text:style-name="T6">Event </text:span>cards</text:p>
        </text:list-item>
        <text:list-item>
          <text:p text:style-name="P12">1 <text:span text:style-name="T6">Auction </text:span>cards (optional, „early card“)</text:p>
        </text:list-item>
        <text:list-item>
          <text:p text:style-name="P12">2 <text:span text:style-name="T6">Event </text:span>cards</text:p>
        </text:list-item>
        <text:list-item>
          <text:p text:style-name="P12">1 <text:span text:style-name="T6">Auction </text:span>card (optional, „late card“)</text:p>
        </text:list-item>
        <text:list-item>
          <text:p text:style-name="P12">1 <text:span text:style-name="T6">Sale </text:span>card</text:p>
        </text:list-item>
        <text:list-item>
          <text:p text:style-name="P12">1 <text:span text:style-name="T6">Auction </text:span>card (optional, „last card“)</text:p>
        </text:list-item>
      </text:list>
      <text:p text:style-name="P3"/>
      <text:p text:style-name="P3">Selecting the cards:</text:p>
      <text:list xml:id="list2703367387" text:style-name="L3">
        <text:list-item>
          <text:p text:style-name="P13"><text:span text:style-name="T6">3 Mission </text:span><text:span text:style-name="T7">cards, randomly, but</text:span></text:p>
          <text:list>
            <text:list-item>
              <text:p text:style-name="P13"><text:span text:style-name="T7">max. 1 „Muster an Army“ </text:span><text:span text:style-name="T6">Mission </text:span><text:span text:style-name="T7">card</text:span></text:p>
            </text:list-item>
          </text:list>
        </text:list-item>
      </text:list>
      <text:list xml:id="list2478864259" text:style-name="L4">
        <text:list-item>
          <text:p text:style-name="P14">4 <text:span text:style-name="T6">Event </text:span>cards, <text:span text:style-name="T7">randomly</text:span>, but</text:p>
          <text:list>
            <text:list-item>
              <text:p text:style-name="P15">max. 1 „Intrigue Bonus“, „Influence Gain“, „Influence Reduction“ and „Spice Gain“ <text:span text:style-name="T6">Event </text:span>card</text:p>
            </text:list-item>
          </text:list>
        </text:list-item>
        <text:list-item>
          <text:p text:style-name="P14">1 <text:span text:style-name="T6">Sale </text:span>card, <text:s/><text:span text:style-name="T7">randomly</text:span></text:p>
        </text:list-item>
        <text:list-item>
          <text:p text:style-name="P14"><text:span text:style-name="T7">1-2 </text:span><text:span text:style-name="T6">Auction </text:span>cards, <text:span text:style-name="T7">randomly</text:span>, but</text:p>
          <text:list>
            <text:list-item>
              <text:p text:style-name="P14">max. 1 „high-yield“ card (see above)</text:p>
            </text:list-item>
            <text:list-item>
              <text:p text:style-name="P14">max. 1 „low-yield“ card (see above )</text:p>
            </text:list-item>
            <text:list-item>
              <text:p text:style-name="P14">50% chance that a "low-yield" card will be inserted at the "early card" position (see above), otherwise a "high-yield" card will be inserted at the "late card" position (see above).</text:p>
            </text:list-item>
            <text:list-item>
              <text:p text:style-name="P14">50% chance that another <text:span text:style-name="T6">Auction</text:span> card will be added (if the first <text:span text:style-name="T6">Auction</text:span> card was a "low-yield" one, now choose a "high-yield" one, and vice versa). This card is then inserted at the "last card" position (see above).</text:p>
            </text:list-item>
          </text:list>
        </text:list-item>
      </text:list>
      <text:h text:style-name="P10" text:outline-level="4">Gameplay</text:h>
      <text:p text:style-name="P4">The card for the "Subcommittees" is positioned near the "High Council" field.</text:p>
      <text:p text:style-name="P4">The deck of cards formed as described above is placed ready next to the game board, and then the following procedure is followed:</text:p>
      <text:p text:style-name="P5"><text:span text:style-name="T3">Round 1:</text:span><text:span text:style-name="T5"> </text:span>No cards are revealed.</text:p>
      <text:p text:style-name="P5"><text:span text:style-name="T3">Round 2:</text:span><text:span text:style-name="T5"> </text:span>With 50% chance 2 <text:span text:style-name="T6">Mission</text:span> cards are revealed, <text:tab/><text:tab/> <text:s text:c="2"/>otherwise only one.</text:p>
      <text:p text:style-name="P6"><text:span text:style-name="T4">Round 3:</text:span><text:span text:style-name="T2"> </text:span>Reveal the remaining <text:span text:style-name="T6">Mission</text:span> cards (1-2).</text:p>
      <text:p text:style-name="P6"><text:span text:style-name="T4">Round 4:</text:span><text:span text:style-name="T2"> </text:span>Reveal 1 <text:span text:style-name="T6">Event</text:span> card.</text:p>
      <text:p text:style-name="P5"><text:span text:style-name="T3">Round 5:</text:span><text:span text:style-name="T5"> </text:span>Reveal 1 <text:span text:style-name="T6">Event</text:span> card. If an <text:span text:style-name="T6">Auction</text:span> card is in the <text:tab/> <text:s text:c="3"/><text:tab/> <text:s/>"early card" position, reveal it with 50% chance.</text:p>
      <text:p text:style-name="P5"><text:span text:style-name="T3">Round 6:</text:span><text:span text:style-name="T5"> </text:span>Reveal 1 <text:span text:style-name="T6">Event</text:span> card. If the <text:span text:style-name="T6">Auction</text:span> card at the "early <text:tab/> <text:s/>card" position has not yet been revealed, reveal it <text:tab/> <text:s/><text:tab/> <text:s/>now.</text:p>
      <text:p text:style-name="P6"><text:span text:style-name="T4">Round 7:</text:span><text:span text:style-name="T2"> </text:span>Reveal 1 <text:span text:style-name="T6">Event</text:span> card.</text:p>
      <text:p text:style-name="P5"><text:span text:style-name="T3">Round 8:</text:span><text:span text:style-name="T5"> </text:span>With 50% chance uncover the <text:span text:style-name="T6">Auction</text:span> card on the <text:tab/> <text:s/><text:tab/> <text:s text:c="2"/>"late card" position (if the card exists), otherwise <text:tab/><text:tab/> <text:s text:c="2"/>uncover the <text:span text:style-name="T6">Sale</text:span> card.</text:p>
      <text:p text:style-name="P5"><text:span text:style-name="T3">Round 9:</text:span><text:span text:style-name="T5"> </text:span>If a <text:span text:style-name="T6">Sale</text:span> or <text:span text:style-name="T6">Auction</text:span> card is left, reveal it 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une Rise" svg:font-family="'Dune Ris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Dune Rise" fo:font-weight="bold" style:font-weight-asian="bold" style:font-weight-complex="bold"/>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une: Imperium – Arrakeen Scout M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22:10:26.375591796</meta:creation-date>
    <meta:editing-duration>P0D</meta:editing-duration>
    <meta:editing-cycles>1</meta:editing-cycles>
    <meta:generator>LibreOffice/7.2.6.2$Linux_X86_64 LibreOffice_project/20$Build-2</meta:generator>
    <meta:document-statistic meta:table-count="0" meta:image-count="0" meta:object-count="0" meta:page-count="1" meta:paragraph-count="55" meta:word-count="773" meta:character-count="4431" meta:non-whitespace-character-count="3668"/>
  </office:meta>
</office:document-meta>
</file>